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42.6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123.51pt"/>
    </style:style>
    <style:style style:name="co14" style:family="table-column">
      <style:table-column-properties fo:break-before="auto" style:column-width="115pt"/>
    </style:style>
    <style:style style:name="co15" style:family="table-column">
      <style:table-column-properties fo:break-before="auto" style:column-width="78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fo:border="0.06pt solid #000000"/>
      <style:text-properties fo:color="#000000"/>
    </style:style>
    <style:style style:name="ce5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none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13"/>
        <table:table-column table:style-name="co14" table:default-cell-style-name="ce13"/>
        <table:table-column table:style-name="co4" table:number-columns-repeated="3" table:default-cell-style-name="Default"/>
        <table:table-column table:style-name="co1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2" office:value-type="string" calcext:value-type="string">
            <text:p>BACKUP </text:p>
          </table:table-cell>
          <table:table-cell table:number-columns-repeated="11"/>
          <table:table-cell table:style-name="ce8"/>
          <table:table-cell table:style-name="ce9"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USB0</text:p>
          </table:table-cell>
          <table:table-cell table:style-name="ce3" office:value-type="string" calcext:value-type="string">
            <text:p>USB1</text:p>
          </table:table-cell>
          <table:table-cell table:style-name="ce3" office:value-type="string" calcext:value-type="string">
            <text:p>SPIF Boot</text:p>
          </table:table-cell>
          <table:table-cell table:style-name="ce3" office:value-type="string" calcext:value-type="string">
            <text:p>ethernet</text:p>
          </table:table-cell>
          <table:table-cell table:style-name="ce3" office:value-type="string" calcext:value-type="string">
            <text:p>UART0</text:p>
          </table:table-cell>
          <table:table-cell table:style-name="ce3" office:value-type="string" calcext:value-type="string">
            <text:p>UART1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SPI1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SGPIO</text:p>
          </table:table-cell>
          <table:table-cell table:style-name="ce5" office:value-type="string" calcext:value-type="string">
            <text:p>XTAL</text:p>
          </table:table-cell>
          <table:table-cell table:style-name="ce5" office:value-type="string" calcext:value-type="string">
            <text:p>RTC</text:p>
          </table:table-cell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VDD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BOOT</text:p>
          </table:table-cell>
          <table:table-cell table:style-name="ce5" office:value-type="string" calcext:value-type="string">
            <text:p>SD CARD</text:p>
          </table:table-cell>
          <table:table-cell table:style-name="ce5" office:value-type="string" calcext:value-type="string">
            <text:p>OTHER</text:p>
          </table:table-cell>
          <table:table-cell table:style-name="ce16" office:value-type="string" calcext:value-type="string">
            <text:p>BOOT</text:p>
          </table:table-cell>
          <table:table-cell table:style-name="ce17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table:style-name="ce6"/>
          <table:table-cell table:style-name="ce7"/>
          <table:table-cell table:style-name="ce11" table:number-columns-repeated="2"/>
          <table:table-cell table:style-name="ce7" table:number-columns-repeated="3"/>
          <table:table-cell table:style-name="ce6"/>
          <table:table-cell table:style-name="ce17"/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table:style-name="ce7"/>
          <table:table-cell table:style-name="ce6"/>
          <table:table-cell table:style-name="ce12" table:number-columns-repeated="2"/>
          <table:table-cell table:style-name="ce6" office:value-type="string" calcext:value-type="string">
            <text:p>ADC[1]</text:p>
          </table:table-cell>
          <table:table-cell table:style-name="ce6" table:number-columns-repeated="2"/>
          <table:table-cell table:style-name="ce7"/>
          <table:table-cell table:style-name="ce16" office:value-type="string" calcext:value-type="string">
            <text:p>UART0</text:p>
          </table:table-cell>
          <table:table-cell table:number-columns-repeated="4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NET_CoL</text:p>
          </table:table-cell>
          <table:table-cell table:number-columns-repeated="7"/>
          <table:table-cell table:style-name="ce7"/>
          <table:table-cell table:style-name="ce6"/>
          <table:table-cell table:style-name="ce12" table:number-columns-repeated="2"/>
          <table:table-cell table:style-name="ce6" table:number-columns-repeated="3"/>
          <table:table-cell table:style-name="ce7"/>
          <table:table-cell table:style-name="ce16" office:value-type="string" calcext:value-type="string">
            <text:p>SPI QUAD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7"/>
          <table:table-cell table:style-name="ce6"/>
          <table:table-cell table:style-name="ce12"/>
          <table:table-cell table:style-name="ce12" office:value-type="string" calcext:value-type="string">
            <text:p>VSSIO</text:p>
          </table:table-cell>
          <table:table-cell table:style-name="ce6" table:number-columns-repeated="3"/>
          <table:table-cell table:style-name="ce7"/>
          <table:table-cell table:style-name="ce16" office:value-type="string" calcext:value-type="string">
            <text:p>EMC 8bit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table:style-name="ce7"/>
          <table:table-cell table:style-name="ce6"/>
          <table:table-cell table:style-name="ce12" office:value-type="string" calcext:value-type="string">
            <text:p>VDDIO</text:p>
          </table:table-cell>
          <table:table-cell table:style-name="ce12"/>
          <table:table-cell table:style-name="ce6" table:number-columns-repeated="3"/>
          <table:table-cell table:style-name="ce7"/>
          <table:table-cell table:style-name="ce16" office:value-type="string" calcext:value-type="string">
            <text:p>EMC 16bit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  <table:table-cell table:style-name="ce7"/>
          <table:table-cell table:style-name="ce6"/>
          <table:table-cell table:style-name="ce12" table:number-columns-repeated="2"/>
          <table:table-cell table:style-name="ce6" office:value-type="string" calcext:value-type="string">
            <text:p>ADC[0]</text:p>
          </table:table-cell>
          <table:table-cell table:style-name="ce6" table:number-columns-repeated="2"/>
          <table:table-cell table:style-name="ce7"/>
          <table:table-cell table:style-name="ce16" office:value-type="string" calcext:value-type="string">
            <text:p>EMC 32bi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  <table:table-cell table:style-name="ce7"/>
          <table:table-cell table:style-name="ce6"/>
          <table:table-cell table:style-name="ce12" table:number-columns-repeated="2"/>
          <table:table-cell table:style-name="ce6" table:number-columns-repeated="3"/>
          <table:table-cell table:style-name="ce7"/>
          <table:table-cell table:style-name="ce16" office:value-type="string" calcext:value-type="string">
            <text:p>USB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  <table:table-cell table:style-name="ce7"/>
          <table:table-cell table:style-name="ce6"/>
          <table:table-cell table:style-name="ce12" table:number-columns-repeated="2"/>
          <table:table-cell table:style-name="ce6" table:number-columns-repeated="3"/>
          <table:table-cell table:style-name="ce7"/>
          <table:table-cell table:style-name="ce16" office:value-type="string" calcext:value-type="string">
            <text:p>USB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  <table:table-cell table:style-name="ce7"/>
          <table:table-cell table:style-name="ce6"/>
          <table:table-cell table:style-name="ce12" table:number-columns-repeated="2"/>
          <table:table-cell table:style-name="ce6" table:number-columns-repeated="3"/>
          <table:table-cell table:style-name="ce7"/>
          <table:table-cell table:style-name="ce16" office:value-type="string" calcext:value-type="string">
            <text:p>SPI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  <table:table-cell table:style-name="ce7"/>
          <table:table-cell table:style-name="ce6"/>
          <table:table-cell table:style-name="ce12" table:number-columns-repeated="2"/>
          <table:table-cell table:style-name="ce6" table:number-columns-repeated="3"/>
          <table:table-cell table:style-name="ce7"/>
          <table:table-cell table:style-name="ce16" office:value-type="string" calcext:value-type="string">
            <text:p>UART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xtal1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xtal2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3"/>
          <table:table-cell office:value-type="string" calcext:value-type="string">
            <text:p>USB0_VDDA3V3_DRIVER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3"/>
          <table:table-cell office:value-type="string" calcext:value-type="string">
            <text:p>USB0_VDDA3V3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SB0_D+</text:p>
          </table:table-cell>
          <table:table-cell table:number-columns-repeated="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4"/>
          <table:table-cell table:style-name="ce15" office:value-type="string" calcext:value-type="string">
            <text:p>USB0_VSSA_TERM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SB0_D-</text:p>
          </table:table-cell>
          <table:table-cell table:number-columns-repeated="2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SB0_VBUS</text:p>
          </table:table-cell>
          <table:table-cell table:number-columns-repeated="2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SB0_ID</text:p>
          </table:table-cell>
          <table:table-cell table:number-columns-repeated="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3"/>
          <table:table-cell table:style-name="ce14"/>
          <table:table-cell table:style-name="ce15" office:value-type="string" calcext:value-type="string">
            <text:p>USB0_VSSA_REF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SB0_RREF</text:p>
          </table:table-cell>
          <table:table-cell table:number-columns-repeated="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VDDREG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TDI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5"/>
          <table:table-cell office:value-type="string" calcext:value-type="string">
            <text:p>TCK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5"/>
          <table:table-cell office:value-type="string" calcext:value-type="string">
            <text:p>DBGEN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5"/>
          <table:table-cell office:value-type="string" calcext:value-type="string">
            <text:p>TRST#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5"/>
          <table:table-cell office:value-type="string" calcext:value-type="string">
            <text:p>TMS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5"/>
          <table:table-cell office:value-type="string" calcext:value-type="string">
            <text:p>TDO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4"/>
          <table:table-cell office:value-type="string" calcext:value-type="string">
            <text:p>VSSIO</text:p>
          </table:table-cell>
          <table:table-cell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6"/>
          <table:table-cell table:style-name="ce13" office:value-type="string" calcext:value-type="string">
            <text:p>BOOT0</text:p>
          </table:table-cell>
          <table:table-cell table:style-name="ce13"/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6"/>
          <table:table-cell table:style-name="ce13" office:value-type="string" calcext:value-type="string">
            <text:p>BOOT1</text:p>
          </table:table-cell>
          <table:table-cell table:style-name="ce13"/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8"/>
          <table:table-cell office:value-type="string" calcext:value-type="string">
            <text:p>CLK0 (multi out)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4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3"/>
          <table:table-cell table:style-name="ce14" office:value-type="string" calcext:value-type="string">
            <text:p>VDDREG</text:p>
          </table:table-cell>
          <table:table-cell table:number-columns-repeated="10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4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4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ENET_TXD3</text:p>
          </table:table-cell>
          <table:table-cell table:number-columns-repeated="20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4"/>
          <table:table-cell table:style-name="ce4" office:value-type="string" calcext:value-type="string">
            <text:p>U0_RXD</text:p>
          </table:table-cell>
          <table:table-cell table:number-columns-repeated="5"/>
          <table:table-cell office:value-type="string" calcext:value-type="string">
            <text:p>SGPIO8</text:p>
          </table:table-cell>
          <table:table-cell table:number-columns-repeated="1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VSSIO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4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4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4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4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4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4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4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4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4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USB0_D+</text:p>
          </table:table-cell>
          <table:table-cell table:number-columns-repeated="22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USB1_D-</text:p>
          </table:table-cell>
          <table:table-cell table:number-columns-repeated="2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4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SCL</text:p>
          </table:table-cell>
          <table:table-cell table:number-columns-repeated="15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SDA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3"/>
          <table:table-cell table:style-name="ce14" office:value-type="string" calcext:value-type="string">
            <text:p>VDDREG</text:p>
          </table:table-cell>
          <table:table-cell table:number-columns-repeated="10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4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4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16"/>
          <table:table-cell table:style-name="ce13" office:value-type="string" calcext:value-type="string">
            <text:p>BOOT2</text:p>
          </table:table-cell>
          <table:table-cell table:style-name="ce13"/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7"/>
          <table:table-cell office:value-type="string" calcext:value-type="string">
            <text:p>SD_CLK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4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16"/>
          <table:table-cell table:style-name="ce13" office:value-type="string" calcext:value-type="string">
            <text:p>BOOT3</text:p>
          </table:table-cell>
          <table:table-cell table:style-name="ce13"/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4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4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4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4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14"/>
          <table:table-cell office:value-type="string" calcext:value-type="string">
            <text:p>VSSIO</text:p>
          </table:table-cell>
          <table:table-cell table:number-columns-repeated="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4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4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4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4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4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4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7"/>
          <table:table-cell office:value-type="string" calcext:value-type="string">
            <text:p>SSP1_SCK</text:p>
          </table:table-cell>
          <table:table-cell table:number-columns-repeated="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4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24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24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RTC1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RTC2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3"/>
          <table:table-cell office:value-type="string" calcext:value-type="string">
            <text:p>VBAT</text:p>
          </table:table-cell>
          <table:table-cell table:number-columns-repeated="10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8"/>
          <table:table-cell office:value-type="string" calcext:value-type="string">
            <text:p>RESET#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2"/>
          <table:table-cell office:value-type="string" calcext:value-type="string">
            <text:p>Alarm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8"/>
          <table:table-cell office:value-type="string" calcext:value-type="string">
            <text:p>WAKEUP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3"/>
          <table:table-cell table:style-name="ce14" office:value-type="string" calcext:value-type="string">
            <text:p>VDDREG</text:p>
          </table:table-cell>
          <table:table-cell table:number-columns-repeated="10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24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4"/>
          <table:table-cell office:value-type="string" calcext:value-type="string">
            <text:p>VSSA</text:p>
          </table:table-cell>
          <table:table-cell table:number-columns-repeated="9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5"/>
          <table:table-cell office:value-type="string" calcext:value-type="string">
            <text:p>ADC[7]</text:p>
          </table:table-cell>
          <table:table-cell table:number-columns-repeated="8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3"/>
          <table:table-cell table:style-name="ce14" office:value-type="string" calcext:value-type="string">
            <text:p>VDDA</text:p>
          </table:table-cell>
          <table:table-cell table:number-columns-repeated="10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5"/>
          <table:table-cell office:value-type="string" calcext:value-type="string">
            <text:p>ADC[4]</text:p>
          </table:table-cell>
          <table:table-cell table:number-columns-repeated="8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5"/>
          <table:table-cell office:value-type="string" calcext:value-type="string">
            <text:p>ADC[3]</text:p>
          </table:table-cell>
          <table:table-cell table:number-columns-repeated="8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3"/>
          <table:table-cell table:style-name="ce12" office:value-type="string" calcext:value-type="string">
            <text:p>VDDIO</text:p>
          </table:table-cell>
          <table:table-cell table:number-columns-repeated="10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5"/>
          <table:table-cell office:value-type="string" calcext:value-type="string">
            <text:p>ADC[6]</text:p>
          </table:table-cell>
          <table:table-cell table:number-columns-repeated="8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5"/>
          <table:table-cell office:value-type="string" calcext:value-type="string">
            <text:p>ADC[2]</text:p>
          </table:table-cell>
          <table:table-cell table:number-columns-repeated="8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5"/>
          <table:table-cell office:value-type="string" calcext:value-type="string">
            <text:p>ADC[5]</text:p>
          </table:table-cell>
          <table:table-cell table:number-columns-repeated="8"/>
        </table:table-row>
        <table:table-row table:style-name="ro2" table:number-rows-repeated="1048429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59:17.329563257</meta:creation-date>
    <dc:date>2017-03-09T20:28:17.619098085</dc:date>
    <meta:editing-duration>PT1H58M23S</meta:editing-duration>
    <meta:editing-cycles>39</meta:editing-cycles>
    <meta:generator>LibreOffice/5.1.4.2$Linux_X86_64 LibreOffice_project/10m0$Build-2</meta:generator>
    <meta:document-statistic meta:table-count="1" meta:cell-count="279" meta:object-count="0"/>
  </office:meta>
</office:document-meta>
</file>